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Helvetica" fo:font-size="10.5pt" fo:letter-spacing="normal" fo:font-style="normal" fo:font-weight="normal"/>
    </style:style>
    <style:style style:name="P2" style:family="paragraph" style:parent-style-name="Heading_20_1">
      <style:text-properties fo:font-variant="normal" fo:text-transform="none" fo:color="#000000" style:font-name="Helvetica" fo:font-size="13.5pt" fo:letter-spacing="normal" fo:font-style="normal" officeooo:paragraph-rsid="000e9fef"/>
    </style:style>
    <style:style style:name="P3" style:family="paragraph">
      <style:paragraph-properties fo:margin-left="0cm" fo:margin-right="0cm" fo:margin-top="0cm" fo:margin-bottom="0.265cm" style:line-height-at-least="0.423cm" fo:text-indent="0cm"/>
      <style:text-properties fo:color="#000000" style:font-name="Helvetica1" fo:font-size="10.5pt" style:font-name-complex="Helvetica1"/>
    </style:style>
    <style:style style:name="P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color="#ce181e"/>
    </style:style>
    <style:style style:name="T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a xlink:type="simple" xlink:href="https://rockingsoccer.com/lv/futbols/help/home/category-11/article-23" text:style-name="Internet_20_link" text:visited-style-name="Visited_20_Internet_20_Link">https://rockingsoccer.com/lv/futbols/help/home/category-11/article-23</text:a></text:h>
      <text:h text:style-name="P2" text:outline-level="1">Spēles pamati: The Rocking Soccer sezona</text:h>
      <text:p text:style-name="P1">Laiks Rocking Soccer spēlē rit daudz raitāk nekā reālajā dzīvē.</text:p>
      <text:p text:style-name="P1">Viena diena <text:span text:style-name="T1"><office:annotation office:name="__Annotation__2_1378971594"><dc:creator>Nezināms autors</dc:creator><dc:date>2018-11-11T15:52:39.814000000</dc:date><text:p text:style-name="P3"><text:span text:style-name="T2">reālajā</text:span></text:p></office:annotation></text:span><text:span text:style-name="T1">reeālajā</text:span><office:annotation-end office:name="__Annotation__2_1378971594"/> dzīvē ir viena nedēļa iekš Rocking Soccer. Sezonas garums ir 52 nedēļas, tātad sanāk 52 dienas reālajā dzīvē (gandrīz 2 mēneši).</text:p>
      <text:p text:style-name="P1">Sezonas laikā tu parasti izspēlēsi divas reizes ar katru komandu no savas līgas. Atkarīgi no līgas lieluma tev būs no 30 līdz 39 spēlēm sezonā. Līdztekus tu vari spēlēt arī draudzības, kausa vai starptautiskās spēles.</text:p>
      <text:p text:style-name="P1">Dažas (reālās dzīves) dienas tiek rezervētas valsts izlašu spēlēm. Šajās dienās netiek spēlētas <office:annotation office:name="__Annotation__4_1378971594"><dc:creator>Nezināms autors</dc:creator><dc:date>2018-11-11T15:54:30.986000000</dc:date><text:p text:style-name="P4"><text:span text:style-name="T2">līgas</text:span></text:p></office:annotation>komandas<office:annotation-end office:name="__Annotation__4_1378971594"/> spēles. Bet ir iespēja spēlēt draudzības spēles, vienīgi spēles sastāvam nevarēs pieteikt izlases spēlētājus. Tajā pašā laikā var tikt spēlētas līgas playoff spēles, šajā gadījumā arī izlases dalībnieki nevarēs spēlēt.</text:p>
      <text:p text:style-name="P1">Starpsezona ilgst vienu nedēļu (reālajā dzīvē), kad netiek spēlētas līgas spēles. Šajā periodā tiek izspēlētas paaugstināšanas un pazemināšanas spēles (playoff). Ja tev nav paredzētas šādas spēles, tad mēs tev noorganizējam draudzības spēl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15:52:15.945000000</meta:creation-date>
    <dc:date>2018-11-11T15:59:28.637000000</dc:date>
    <meta:editing-duration>PT7M13S</meta:editing-duration>
    <meta:editing-cycles>2</meta:editing-cycles>
    <meta:generator>LibreOffice/6.0.2.1$Windows_X86_64 LibreOffice_project/f7f06a8f319e4b62f9bc5095aa112a65d2f3ac89</meta:generator>
    <meta:document-statistic meta:table-count="0" meta:image-count="0" meta:object-count="0" meta:page-count="1" meta:paragraph-count="7" meta:word-count="152" meta:character-count="1103" meta:non-whitespace-character-count="958"/>
  </office:meta>
</office:document-meta>
</file>